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5.489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91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010" table:default-cell-style-name="ce1"/>
        <table:table-row table:style-name="ro1">
          <table:table-cell office:value-type="string">
            <text:p>Topic ID</text:p>
          </table:table-cell>
          <table:table-cell office:value-type="string">
            <text:p>Quer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P</text:p>
          </table:table-cell>
          <table:table-cell office:value-type="string">
            <text:p>MAP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eocache im Wald</text:p>
          </table:table-cell>
          <table:table-cell table:number-columns-repeated="10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3]/1" office:value-type="float" office:value="1">
            <text:p>1</text:p>
          </table:table-cell>
          <table:table-cell table:formula="of:=([.C3]+[.D3])/2" office:value-type="float" office:value="1">
            <text:p>1</text:p>
          </table:table-cell>
          <table:table-cell table:formula="of:=([.C3]+[.D3]+[.E3])/3" office:value-type="float" office:value="1">
            <text:p>1</text:p>
          </table:table-cell>
          <table:table-cell table:formula="of:=([.C3]+[.D3]+[.E3]+[.F3])/4" office:value-type="float" office:value="1">
            <text:p>1</text:p>
          </table:table-cell>
          <table:table-cell table:formula="of:=([.C3]+[.D3]+[.E3]+[.F3]+[.G3])/5" office:value-type="float" office:value="1">
            <text:p>1</text:p>
          </table:table-cell>
          <table:table-cell table:formula="of:=([.C3]+[.D3]+[.E3]+[.F3]+[.G3]+[.H3])/6" office:value-type="float" office:value="1">
            <text:p>1</text:p>
          </table:table-cell>
          <table:table-cell table:formula="of:=([.C3]+[.D3]+[.E3]+[.F3]+[.G3]+[.H3]+[.I3])/7" office:value-type="float" office:value="1">
            <text:p>1</text:p>
          </table:table-cell>
          <table:table-cell table:formula="of:=([.C3]+[.D3]+[.E3]+[.F3]+[.G3]+[.H3]+[.I3]+[.J3])/8" office:value-type="float" office:value="1">
            <text:p>1</text:p>
          </table:table-cell>
          <table:table-cell table:formula="of:=([.C3]+[.D3]+[.E3]+[.F3]+[.G3]+[.H3]+[.I3]+[.J3]+[.K3])/9" office:value-type="float" office:value="1">
            <text:p>1</text:p>
          </table:table-cell>
          <table:table-cell table:formula="of:=([.C3]+[.D3]+[.E3]+[.F3]+[.G3]+[.H3]+[.I3]+[.J3]+[.K3]+[.L3])/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onniger Geocache</text:p>
          </table:table-cell>
          <table:table-cell table:number-columns-repeated="2"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/>
          <table:table-cell table:number-columns-repeated="1011"/>
        </table:table-row>
        <table:table-row table:style-name="ro1">
          <table:table-cell table:number-columns-repeated="2"/>
          <table:table-cell table:formula="of:=[.C5]/1" office:value-type="float" office:value="1">
            <text:p>1</text:p>
          </table:table-cell>
          <table:table-cell table:formula="of:=([.C5]+[.D5])/2" office:value-type="float" office:value="1">
            <text:p>1</text:p>
          </table:table-cell>
          <table:table-cell table:formula="of:=([.C5]+[.D5]+[.E5])/3" office:value-type="float" office:value="0.666666666666667">
            <text:p>0.6666666667</text:p>
          </table:table-cell>
          <table:table-cell table:formula="of:=([.C5]+[.D5]+[.E5]+[.F5])/4" office:value-type="float" office:value="0.75">
            <text:p>0.75</text:p>
          </table:table-cell>
          <table:table-cell table:formula="of:=([.C5]+[.D5]+[.E5]+[.F5]+[.G5])/5" office:value-type="float" office:value="0.6">
            <text:p>0.6</text:p>
          </table:table-cell>
          <table:table-cell table:formula="of:=([.C5]+[.D5]+[.E5]+[.F5]+[.G5]+[.H5])/6" office:value-type="float" office:value="0.666666666666667">
            <text:p>0.6666666667</text:p>
          </table:table-cell>
          <table:table-cell table:formula="of:=([.C5]+[.D5]+[.E5]+[.F5]+[.G5]+[.H5]+[.I5])/7" office:value-type="float" office:value="0.571428571428571">
            <text:p>0.5714285714</text:p>
          </table:table-cell>
          <table:table-cell table:formula="of:=([.C5]+[.D5]+[.E5]+[.F5]+[.G5]+[.H5]+[.I5]+[.J5])/8" office:value-type="float" office:value="0.5">
            <text:p>0.5</text:p>
          </table:table-cell>
          <table:table-cell table:formula="of:=([.C5]+[.D5]+[.E5]+[.F5]+[.G5]+[.H5]+[.I5]+[.J5]+[.K5])/9" office:value-type="float" office:value="0.444444444444444">
            <text:p>0.4444444444</text:p>
          </table:table-cell>
          <table:table-cell table:formula="of:=([.C5]+[.D5]+[.E5]+[.F5]+[.G5]+[.H5]+[.I5]+[.J5]+[.K5]+[.L5])/10" office:value-type="float" office:value="0.5">
            <text:p>0.5</text:p>
          </table:table-cell>
          <table:table-cell office:value-type="float" office:value="0.7833333">
            <text:p>0.7833333</text:p>
          </table:table-cell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eipzig Auenwald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3"/>
          <table:table-cell table:number-columns-repeated="1011"/>
        </table:table-row>
        <table:table-row table:style-name="ro1">
          <table:table-cell table:number-columns-repeated="2"/>
          <table:table-cell table:formula="of:=[.C7]/1" office:value-type="float" office:value="1">
            <text:p>1</text:p>
          </table:table-cell>
          <table:table-cell table:formula="of:=([.C7]+[.D7])/2" office:value-type="float" office:value="0.5">
            <text:p>0.5</text:p>
          </table:table-cell>
          <table:table-cell table:formula="of:=([.C7]+[.D7]+[.E7])/3" office:value-type="float" office:value="0.333333333333333">
            <text:p>0.3333333333</text:p>
          </table:table-cell>
          <table:table-cell table:formula="of:=([.C7]+[.D7]+[.E7]+[.F7])/4" office:value-type="float" office:value="0.5">
            <text:p>0.5</text:p>
          </table:table-cell>
          <table:table-cell table:formula="of:=([.C7]+[.D7]+[.E7]+[.F7]+[.G7])/5" office:value-type="float" office:value="0.4">
            <text:p>0.4</text:p>
          </table:table-cell>
          <table:table-cell table:formula="of:=([.C7]+[.D7]+[.E7]+[.F7]+[.G7]+[.H7])/6" office:value-type="float" office:value="0.333333333333333">
            <text:p>0.3333333333</text:p>
          </table:table-cell>
          <table:table-cell table:formula="of:=([.C7]+[.D7]+[.E7]+[.F7]+[.G7]+[.H7]+[.I7])/7" office:value-type="float" office:value="0.285714285714286">
            <text:p>0.2857142857</text:p>
          </table:table-cell>
          <table:table-cell table:formula="of:=([.C7]+[.D7]+[.E7]+[.F7]+[.G7]+[.H7]+[.I7]+[.J7])/8" office:value-type="float" office:value="0.25">
            <text:p>0.25</text:p>
          </table:table-cell>
          <table:table-cell table:formula="of:=([.C7]+[.D7]+[.E7]+[.F7]+[.G7]+[.H7]+[.I7]+[.J7]+[.K7])/9" office:value-type="float" office:value="0.222222222222222">
            <text:p>0.2222222222</text:p>
          </table:table-cell>
          <table:table-cell table:formula="of:=([.C7]+[.D7]+[.E7]+[.F7]+[.G7]+[.H7]+[.I7]+[.J7]+[.K7]+[.L7])/10" office:value-type="float" office:value="0.2">
            <text:p>0.2</text:p>
          </table:table-cell>
          <table:table-cell office:value-type="float" office:value="0.75">
            <text:p>0.75</text:p>
          </table:table-cell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Fahrrad erreichb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style-name="ce3"/>
          <table:table-cell table:number-columns-repeated="1011"/>
        </table:table-row>
        <table:table-row table:style-name="ro2">
          <table:table-cell table:number-columns-repeated="2"/>
          <table:table-cell table:formula="of:=[.C9]/1" office:value-type="float" office:value="1">
            <text:p>1</text:p>
          </table:table-cell>
          <table:table-cell table:formula="of:=([.C9]+[.D9])/2" office:value-type="float" office:value="0.5">
            <text:p>0.5</text:p>
          </table:table-cell>
          <table:table-cell table:formula="of:=([.C9]+[.D9]+[.E9])/3" office:value-type="float" office:value="0.666666666666667">
            <text:p>0.6666666667</text:p>
          </table:table-cell>
          <table:table-cell table:formula="of:=([.C9]+[.D9]+[.E9]+[.F9])/4" office:value-type="float" office:value="0.75">
            <text:p>0.75</text:p>
          </table:table-cell>
          <table:table-cell table:formula="of:=([.C9]+[.D9]+[.E9]+[.F9]+[.G9])/5" office:value-type="float" office:value="0.8">
            <text:p>0.8</text:p>
          </table:table-cell>
          <table:table-cell table:formula="of:=([.C9]+[.D9]+[.E9]+[.F9]+[.G9]+[.H9])/6" office:value-type="float" office:value="0.833333333333333">
            <text:p>0.8333333333</text:p>
          </table:table-cell>
          <table:table-cell table:formula="of:=([.C9]+[.D9]+[.E9]+[.F9]+[.G9]+[.H9]+[.I9])/7" office:value-type="float" office:value="0.857142857142857">
            <text:p>0.8571428571</text:p>
          </table:table-cell>
          <table:table-cell table:formula="of:=([.C9]+[.D9]+[.E9]+[.F9]+[.G9]+[.H9]+[.I9]+[.J9])/8" office:value-type="float" office:value="0.875">
            <text:p>0.875</text:p>
          </table:table-cell>
          <table:table-cell table:formula="of:=([.C9]+[.D9]+[.E9]+[.F9]+[.G9]+[.H9]+[.I9]+[.J9]+[.K9])/9" office:value-type="float" office:value="0.888888888888889">
            <text:p>0.8888888889</text:p>
          </table:table-cell>
          <table:table-cell table:formula="of:=([.C9]+[.D9]+[.E9]+[.F9]+[.G9]+[.H9]+[.I9]+[.J9]+[.K9]+[.L9])/10" office:value-type="float" office:value="0.9">
            <text:p>0.9</text:p>
          </table:table-cell>
          <table:table-cell table:style-name="ce3" office:value-type="float" office:value="0.8412257">
            <text:p>0.8412257</text:p>
          </table:table-cell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icht zu finden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formula="of:=[.C11]/1" office:value-type="float" office:value="0">
            <text:p>0</text:p>
          </table:table-cell>
          <table:table-cell table:formula="of:=([.C11]+[.D11])/2" office:value-type="float" office:value="0">
            <text:p>0</text:p>
          </table:table-cell>
          <table:table-cell table:formula="of:=([.C11]+[.D11]+[.E11])/3" office:value-type="float" office:value="0">
            <text:p>0</text:p>
          </table:table-cell>
          <table:table-cell table:formula="of:=([.C11]+[.D11]+[.E11]+[.F11])/4" office:value-type="float" office:value="0">
            <text:p>0</text:p>
          </table:table-cell>
          <table:table-cell table:formula="of:=([.C11]+[.D11]+[.E11]+[.F11]+[.G11])/5" office:value-type="float" office:value="0.2">
            <text:p>0.2</text:p>
          </table:table-cell>
          <table:table-cell table:formula="of:=([.C11]+[.D11]+[.E11]+[.F11]+[.G11]+[.H11])/6" office:value-type="float" office:value="0.333333333333333">
            <text:p>0.3333333333</text:p>
          </table:table-cell>
          <table:table-cell table:formula="of:=([.C11]+[.D11]+[.E11]+[.F11]+[.G11]+[.H11]+[.I11])/7" office:value-type="float" office:value="0.428571428571429">
            <text:p>0.4285714286</text:p>
          </table:table-cell>
          <table:table-cell table:formula="of:=([.C11]+[.D11]+[.E11]+[.F11]+[.G11]+[.H11]+[.I11]+[.J11])/8" office:value-type="float" office:value="0.375">
            <text:p>0.375</text:p>
          </table:table-cell>
          <table:table-cell table:formula="of:=([.C11]+[.D11]+[.E11]+[.F11]+[.G11]+[.H11]+[.I11]+[.J11]+[.K11])/9" office:value-type="float" office:value="0.444444444444444">
            <text:p>0.4444444444</text:p>
          </table:table-cell>
          <table:table-cell table:formula="of:=([.C11]+[.D11]+[.E11]+[.F11]+[.G11]+[.H11]+[.I11]+[.J11]+[.K11]+[.L11])/10" office:value-type="float" office:value="0.4">
            <text:p>0.4</text:p>
          </table:table-cell>
          <table:table-cell table:style-name="ce3" office:value-type="float" office:value="0.351587275">
            <text:p>0.351587275</text:p>
          </table:table-cell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ache mit Aussicht</text:p>
          </table:table-cell>
          <table:table-cell table:number-columns-repeated="10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]/1" office:value-type="float" office:value="1">
            <text:p>1</text:p>
          </table:table-cell>
          <table:table-cell table:formula="of:=([.C13]+[.D13])/2" office:value-type="float" office:value="1">
            <text:p>1</text:p>
          </table:table-cell>
          <table:table-cell table:formula="of:=([.C13]+[.D13]+[.E13])/3" office:value-type="float" office:value="1">
            <text:p>1</text:p>
          </table:table-cell>
          <table:table-cell table:formula="of:=([.C13]+[.D13]+[.E13]+[.F13])/4" office:value-type="float" office:value="1">
            <text:p>1</text:p>
          </table:table-cell>
          <table:table-cell table:formula="of:=([.C13]+[.D13]+[.E13]+[.F13]+[.G13])/5" office:value-type="float" office:value="1">
            <text:p>1</text:p>
          </table:table-cell>
          <table:table-cell table:formula="of:=([.C13]+[.D13]+[.E13]+[.F13]+[.G13]+[.H13])/6" office:value-type="float" office:value="1">
            <text:p>1</text:p>
          </table:table-cell>
          <table:table-cell table:formula="of:=([.C13]+[.D13]+[.E13]+[.F13]+[.G13]+[.H13]+[.I13])/7" office:value-type="float" office:value="1">
            <text:p>1</text:p>
          </table:table-cell>
          <table:table-cell table:formula="of:=([.C13]+[.D13]+[.E13]+[.F13]+[.G13]+[.H13]+[.I13]+[.J13])/8" office:value-type="float" office:value="1">
            <text:p>1</text:p>
          </table:table-cell>
          <table:table-cell table:formula="of:=([.C13]+[.D13]+[.E13]+[.F13]+[.G13]+[.H13]+[.I13]+[.J13]+[.K13])/9" office:value-type="float" office:value="1">
            <text:p>1</text:p>
          </table:table-cell>
          <table:table-cell table:formula="of:=([.C13]+[.D13]+[.E13]+[.F13]+[.G13]+[.H13]+[.I13]+[.J13]+[.K13]+[.L13])/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ee in Leipzig + cacheType Multicache (extended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5]/1" office:value-type="float" office:value="0">
            <text:p>0</text:p>
          </table:table-cell>
          <table:table-cell table:formula="of:=([.C15]+[.D15])/2" office:value-type="float" office:value="0.5">
            <text:p>0.5</text:p>
          </table:table-cell>
          <table:table-cell table:formula="of:=([.C15]+[.D15]+[.E15])/3" office:value-type="float" office:value="0.333333333333333">
            <text:p>0.3333333333</text:p>
          </table:table-cell>
          <table:table-cell table:formula="of:=([.C15]+[.D15]+[.E15]+[.F15])/4" office:value-type="float" office:value="0.25">
            <text:p>0.25</text:p>
          </table:table-cell>
          <table:table-cell table:formula="of:=([.C15]+[.D15]+[.E15]+[.F15]+[.G15])/5" office:value-type="float" office:value="0.2">
            <text:p>0.2</text:p>
          </table:table-cell>
          <table:table-cell table:formula="of:=([.C15]+[.D15]+[.E15]+[.F15]+[.G15]+[.H15])/6" office:value-type="float" office:value="0.166666666666667">
            <text:p>0.1666666667</text:p>
          </table:table-cell>
          <table:table-cell table:formula="of:=([.C15]+[.D15]+[.E15]+[.F15]+[.G15]+[.H15]+[.I15])/7" office:value-type="float" office:value="0.142857142857143">
            <text:p>0.1428571429</text:p>
          </table:table-cell>
          <table:table-cell table:formula="of:=([.C15]+[.D15]+[.E15]+[.F15]+[.G15]+[.H15]+[.I15]+[.J15])/8" office:value-type="float" office:value="0.125">
            <text:p>0.125</text:p>
          </table:table-cell>
          <table:table-cell table:formula="of:=([.C15]+[.D15]+[.E15]+[.F15]+[.G15]+[.H15]+[.I15]+[.J15]+[.K15])/9" office:value-type="float" office:value="0.111111111111111">
            <text:p>0.1111111111</text:p>
          </table:table-cell>
          <table:table-cell table:formula="of:=([.C15]+[.D15]+[.E15]+[.F15]+[.G15]+[.H15]+[.I15]+[.J15]+[.K15]+[.L15])/10" office:value-type="float" office:value="0.1">
            <text:p>0.1</text:p>
          </table:table-cell>
          <table:table-cell office:value-type="float" office:value="0.5">
            <text:p>0.5</text:p>
          </table:table-cell>
          <table:table-cell table:number-columns-repeated="101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rzgebirge</text:p>
          </table:table-cell>
          <table:table-cell table:number-columns-repeated="10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7]/1" office:value-type="float" office:value="1">
            <text:p>1</text:p>
          </table:table-cell>
          <table:table-cell table:formula="of:=([.C17]+[.D17])/2" office:value-type="float" office:value="1">
            <text:p>1</text:p>
          </table:table-cell>
          <table:table-cell table:formula="of:=([.C17]+[.D17]+[.E17])/3" office:value-type="float" office:value="1">
            <text:p>1</text:p>
          </table:table-cell>
          <table:table-cell table:formula="of:=([.C17]+[.D17]+[.E17]+[.F17])/4" office:value-type="float" office:value="1">
            <text:p>1</text:p>
          </table:table-cell>
          <table:table-cell table:formula="of:=([.C17]+[.D17]+[.E17]+[.F17]+[.G17])/5" office:value-type="float" office:value="1">
            <text:p>1</text:p>
          </table:table-cell>
          <table:table-cell table:formula="of:=([.C17]+[.D17]+[.E17]+[.F17]+[.G17]+[.H17])/6" office:value-type="float" office:value="1">
            <text:p>1</text:p>
          </table:table-cell>
          <table:table-cell table:formula="of:=([.C17]+[.D17]+[.E17]+[.F17]+[.G17]+[.H17]+[.I17])/7" office:value-type="float" office:value="1">
            <text:p>1</text:p>
          </table:table-cell>
          <table:table-cell table:formula="of:=([.C17]+[.D17]+[.E17]+[.F17]+[.G17]+[.H17]+[.I17]+[.J17])/8" office:value-type="float" office:value="1">
            <text:p>1</text:p>
          </table:table-cell>
          <table:table-cell table:formula="of:=([.C17]+[.D17]+[.E17]+[.F17]+[.G17]+[.H17]+[.I17]+[.J17]+[.K17])/9" office:value-type="float" office:value="1">
            <text:p>1</text:p>
          </table:table-cell>
          <table:table-cell table:formula="of:=([.C17]+[.D17]+[.E17]+[.F17]+[.G17]+[.H17]+[.I17]+[.J17]+[.K17]+[.L17])/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tadt + caseType mikro (extended)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formula="of:=[.C19]/1" office:value-type="float" office:value="1">
            <text:p>1</text:p>
          </table:table-cell>
          <table:table-cell table:formula="of:=([.C19]+[.D19])/2" office:value-type="float" office:value="1">
            <text:p>1</text:p>
          </table:table-cell>
          <table:table-cell table:formula="of:=([.C19]+[.D19]+[.E19])/3" office:value-type="float" office:value="0.666666666666667">
            <text:p>0.6666666667</text:p>
          </table:table-cell>
          <table:table-cell table:formula="of:=([.C19]+[.D19]+[.E19]+[.F19])/4" office:value-type="float" office:value="0.5">
            <text:p>0.5</text:p>
          </table:table-cell>
          <table:table-cell table:formula="of:=([.C19]+[.D19]+[.E19]+[.F19]+[.G19])/5" office:value-type="float" office:value="0.4">
            <text:p>0.4</text:p>
          </table:table-cell>
          <table:table-cell table:formula="of:=([.C19]+[.D19]+[.E19]+[.F19]+[.G19]+[.H19])/6" office:value-type="float" office:value="0.333333333333333">
            <text:p>0.3333333333</text:p>
          </table:table-cell>
          <table:table-cell table:formula="of:=([.C19]+[.D19]+[.E19]+[.F19]+[.G19]+[.H19]+[.I19])/7" office:value-type="float" office:value="0.428571428571429">
            <text:p>0.4285714286</text:p>
          </table:table-cell>
          <table:table-cell table:formula="of:=([.C19]+[.D19]+[.E19]+[.F19]+[.G19]+[.H19]+[.I19]+[.J19])/8" office:value-type="float" office:value="0.5">
            <text:p>0.5</text:p>
          </table:table-cell>
          <table:table-cell table:formula="of:=([.C19]+[.D19]+[.E19]+[.F19]+[.G19]+[.H19]+[.I19]+[.J19]+[.K19])/9" office:value-type="float" office:value="0.555555555555556">
            <text:p>0.5555555556</text:p>
          </table:table-cell>
          <table:table-cell table:formula="of:=([.C19]+[.D19]+[.E19]+[.F19]+[.G19]+[.H19]+[.I19]+[.J19]+[.K19]+[.L19])/10" office:value-type="float" office:value="0.6">
            <text:p>0.6</text:p>
          </table:table-cell>
          <table:table-cell table:style-name="ce3" office:value-type="float" office:value="0.8168254">
            <text:p>0.8168254</text:p>
          </table:table-cell>
          <table:table-cell table:number-columns-repeated="101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randenburg + condition ok (extended) + difficulty 2 (extended)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formula="of:=[.C21]/1" office:value-type="float" office:value="1">
            <text:p>1</text:p>
          </table:table-cell>
          <table:table-cell table:formula="of:=([.C21]+[.D21])/2" office:value-type="float" office:value="1">
            <text:p>1</text:p>
          </table:table-cell>
          <table:table-cell table:formula="of:=([.C21]+[.D21]+[.E21])/3" office:value-type="float" office:value="1">
            <text:p>1</text:p>
          </table:table-cell>
          <table:table-cell table:formula="of:=([.C21]+[.D21]+[.E21]+[.F21])/4" office:value-type="float" office:value="0.75">
            <text:p>0.75</text:p>
          </table:table-cell>
          <table:table-cell table:formula="of:=([.C21]+[.D21]+[.E21]+[.F21]+[.G21])/5" office:value-type="float" office:value="0.6">
            <text:p>0.6</text:p>
          </table:table-cell>
          <table:table-cell table:formula="of:=([.C21]+[.D21]+[.E21]+[.F21]+[.G21]+[.H21])/6" office:value-type="float" office:value="0.5">
            <text:p>0.5</text:p>
          </table:table-cell>
          <table:table-cell table:formula="of:=([.C21]+[.D21]+[.E21]+[.F21]+[.G21]+[.H21]+[.I21])/7" office:value-type="float" office:value="0.571428571428571">
            <text:p>0.5714285714</text:p>
          </table:table-cell>
          <table:table-cell table:formula="of:=([.C21]+[.D21]+[.E21]+[.F21]+[.G21]+[.H21]+[.I21]+[.J21])/8" office:value-type="float" office:value="0.625">
            <text:p>0.625</text:p>
          </table:table-cell>
          <table:table-cell table:formula="of:=([.C21]+[.D21]+[.E21]+[.F21]+[.G21]+[.H21]+[.I21]+[.J21]+[.K21])/9" office:value-type="float" office:value="0.666666666666667">
            <text:p>0.6666666667</text:p>
          </table:table-cell>
          <table:table-cell table:formula="of:=([.C21]+[.D21]+[.E21]+[.F21]+[.G21]+[.H21]+[.I21]+[.J21]+[.K21]+[.L21])/10" office:value-type="float" office:value="0.7">
            <text:p>0.7</text:p>
          </table:table-cell>
          <table:table-cell table:style-name="ce3" office:value-type="float" office:value="0.7947279">
            <text:p>0.7947279</text:p>
          </table:table-cell>
          <table:table-cell table:number-columns-repeated="101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weit entfernt + cacheType Multicache (extended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formula="of:=[.C23]/1" office:value-type="float" office:value="0">
            <text:p>0</text:p>
          </table:table-cell>
          <table:table-cell table:formula="of:=([.C23]+[.D23])/2" office:value-type="float" office:value="0">
            <text:p>0</text:p>
          </table:table-cell>
          <table:table-cell table:formula="of:=([.C23]+[.D23]+[.E23])/3" office:value-type="float" office:value="0">
            <text:p>0</text:p>
          </table:table-cell>
          <table:table-cell table:formula="of:=([.C23]+[.D23]+[.E23]+[.F23])/4" office:value-type="float" office:value="0.25">
            <text:p>0.25</text:p>
          </table:table-cell>
          <table:table-cell table:formula="of:=([.C23]+[.D23]+[.E23]+[.F23]+[.G23])/5" office:value-type="float" office:value="0.2">
            <text:p>0.2</text:p>
          </table:table-cell>
          <table:table-cell table:formula="of:=([.C23]+[.D23]+[.E23]+[.F23]+[.G23]+[.H23])/6" office:value-type="float" office:value="0.166666666666667">
            <text:p>0.1666666667</text:p>
          </table:table-cell>
          <table:table-cell table:formula="of:=([.C23]+[.D23]+[.E23]+[.F23]+[.G23]+[.H23]+[.I23])/7" office:value-type="float" office:value="0.285714285714286">
            <text:p>0.2857142857</text:p>
          </table:table-cell>
          <table:table-cell table:formula="of:=([.C23]+[.D23]+[.E23]+[.F23]+[.G23]+[.H23]+[.I23]+[.J23])/8" office:value-type="float" office:value="0.25">
            <text:p>0.25</text:p>
          </table:table-cell>
          <table:table-cell table:formula="of:=([.C23]+[.D23]+[.E23]+[.F23]+[.G23]+[.H23]+[.I23]+[.J23]+[.K23])/9" office:value-type="float" office:value="0.222222222222222">
            <text:p>0.2222222222</text:p>
          </table:table-cell>
          <table:table-cell table:formula="of:=([.C23]+[.D23]+[.E23]+[.F23]+[.G23]+[.H23]+[.I23]+[.J23]+[.K23]+[.L23])/10" office:value-type="float" office:value="0.2">
            <text:p>0.2</text:p>
          </table:table-cell>
          <table:table-cell table:style-name="ce3" office:value-type="float" office:value="0.26785715">
            <text:p>0.26785715</text:p>
          </table:table-cell>
          <table:table-cell table:number-columns-repeated="101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keine Hinweise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25]/1" office:value-type="float" office:value="0">
            <text:p>0</text:p>
          </table:table-cell>
          <table:table-cell table:formula="of:=([.C25]+[.D25])/2" office:value-type="float" office:value="0">
            <text:p>0</text:p>
          </table:table-cell>
          <table:table-cell table:formula="of:=([.C25]+[.D25]+[.E25])/3" office:value-type="float" office:value="0">
            <text:p>0</text:p>
          </table:table-cell>
          <table:table-cell table:formula="of:=([.C25]+[.D25]+[.E25]+[.F25])/4" office:value-type="float" office:value="0">
            <text:p>0</text:p>
          </table:table-cell>
          <table:table-cell table:formula="of:=([.C25]+[.D25]+[.E25]+[.F25]+[.G25])/5" office:value-type="float" office:value="0">
            <text:p>0</text:p>
          </table:table-cell>
          <table:table-cell table:formula="of:=([.C25]+[.D25]+[.E25]+[.F25]+[.G25]+[.H25])/6" office:value-type="float" office:value="0">
            <text:p>0</text:p>
          </table:table-cell>
          <table:table-cell table:formula="of:=([.C25]+[.D25]+[.E25]+[.F25]+[.G25]+[.H25]+[.I25])/7" office:value-type="float" office:value="0">
            <text:p>0</text:p>
          </table:table-cell>
          <table:table-cell table:formula="of:=([.C25]+[.D25]+[.E25]+[.F25]+[.G25]+[.H25]+[.I25]+[.J25])/8" office:value-type="float" office:value="0.125">
            <text:p>0.125</text:p>
          </table:table-cell>
          <table:table-cell table:formula="of:=([.C25]+[.D25]+[.E25]+[.F25]+[.G25]+[.H25]+[.I25]+[.J25]+[.K25])/9" office:value-type="float" office:value="0.111111111111111">
            <text:p>0.1111111111</text:p>
          </table:table-cell>
          <table:table-cell table:formula="of:=([.C25]+[.D25]+[.E25]+[.F25]+[.G25]+[.H25]+[.I25]+[.J25]+[.K25]+[.L25])/10" office:value-type="float" office:value="0.1">
            <text:p>0.1</text:p>
          </table:table-cell>
          <table:table-cell office:value-type="float" office:value="0.125">
            <text:p>0.125</text:p>
          </table:table-cell>
          <table:table-cell table:number-columns-repeated="101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Hund mitnehm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formula="of:=[.C27]/1" office:value-type="float" office:value="0">
            <text:p>0</text:p>
          </table:table-cell>
          <table:table-cell table:formula="of:=([.C27]+[.D27])/2" office:value-type="float" office:value="0.5">
            <text:p>0.5</text:p>
          </table:table-cell>
          <table:table-cell table:formula="of:=([.C27]+[.D27]+[.E27])/3" office:value-type="float" office:value="0.333333333333333">
            <text:p>0.3333333333</text:p>
          </table:table-cell>
          <table:table-cell table:formula="of:=([.C27]+[.D27]+[.E27]+[.F27])/4" office:value-type="float" office:value="0.25">
            <text:p>0.25</text:p>
          </table:table-cell>
          <table:table-cell table:formula="of:=([.C27]+[.D27]+[.E27]+[.F27]+[.G27])/5" office:value-type="float" office:value="0.4">
            <text:p>0.4</text:p>
          </table:table-cell>
          <table:table-cell table:formula="of:=([.C27]+[.D27]+[.E27]+[.F27]+[.G27]+[.H27])/6" office:value-type="float" office:value="0.333333333333333">
            <text:p>0.3333333333</text:p>
          </table:table-cell>
          <table:table-cell table:formula="of:=([.C27]+[.D27]+[.E27]+[.F27]+[.G27]+[.H27]+[.I27])/7" office:value-type="float" office:value="0.428571428571429">
            <text:p>0.4285714286</text:p>
          </table:table-cell>
          <table:table-cell table:formula="of:=([.C27]+[.D27]+[.E27]+[.F27]+[.G27]+[.H27]+[.I27]+[.J27])/8" office:value-type="float" office:value="0.5">
            <text:p>0.5</text:p>
          </table:table-cell>
          <table:table-cell table:formula="of:=([.C27]+[.D27]+[.E27]+[.F27]+[.G27]+[.H27]+[.I27]+[.J27]+[.K27])/9" office:value-type="float" office:value="0.555555555555556">
            <text:p>0.5555555556</text:p>
          </table:table-cell>
          <table:table-cell table:formula="of:=([.C27]+[.D27]+[.E27]+[.F27]+[.G27]+[.H27]+[.I27]+[.J27]+[.K27]+[.L27])/10" office:value-type="float" office:value="0.6">
            <text:p>0.6</text:p>
          </table:table-cell>
          <table:table-cell table:style-name="ce3" office:value-type="float" office:value="0.4973545">
            <text:p>0.4973545</text:p>
          </table:table-cell>
          <table:table-cell table:number-columns-repeated="101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virtueller Cache nahe Berlin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29]/1" office:value-type="float" office:value="0">
            <text:p>0</text:p>
          </table:table-cell>
          <table:table-cell table:formula="of:=([.C29]+[.D29])/2" office:value-type="float" office:value="0.5">
            <text:p>0.5</text:p>
          </table:table-cell>
          <table:table-cell table:formula="of:=([.C29]+[.D29]+[.E29])/3" office:value-type="float" office:value="0.666666666666667">
            <text:p>0.6666666667</text:p>
          </table:table-cell>
          <table:table-cell table:formula="of:=([.C29]+[.D29]+[.E29]+[.F29])/4" office:value-type="float" office:value="0.75">
            <text:p>0.75</text:p>
          </table:table-cell>
          <table:table-cell table:formula="of:=([.C29]+[.D29]+[.E29]+[.F29]+[.G29])/5" office:value-type="float" office:value="0.8">
            <text:p>0.8</text:p>
          </table:table-cell>
          <table:table-cell table:formula="of:=([.C29]+[.D29]+[.E29]+[.F29]+[.G29]+[.H29])/6" office:value-type="float" office:value="0.833333333333333">
            <text:p>0.8333333333</text:p>
          </table:table-cell>
          <table:table-cell table:formula="of:=([.C29]+[.D29]+[.E29]+[.F29]+[.G29]+[.H29]+[.I29])/7" office:value-type="float" office:value="0.857142857142857">
            <text:p>0.8571428571</text:p>
          </table:table-cell>
          <table:table-cell table:formula="of:=([.C29]+[.D29]+[.E29]+[.F29]+[.G29]+[.H29]+[.I29]+[.J29])/8" office:value-type="float" office:value="0.875">
            <text:p>0.875</text:p>
          </table:table-cell>
          <table:table-cell table:formula="of:=([.C29]+[.D29]+[.E29]+[.F29]+[.G29]+[.H29]+[.I29]+[.J29]+[.K29])/9" office:value-type="float" office:value="0.888888888888889">
            <text:p>0.8888888889</text:p>
          </table:table-cell>
          <table:table-cell table:formula="of:=([.C29]+[.D29]+[.E29]+[.F29]+[.G29]+[.H29]+[.I29]+[.J29]+[.K29]+[.L29])/10" office:value-type="float" office:value="0.9">
            <text:p>0.9</text:p>
          </table:table-cell>
          <table:table-cell office:value-type="float" office:value="0.7856702">
            <text:p>0.78567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ortsuche sehr gut</text:p>
          </table:table-cell>
          <table:table-cell table:number-columns-repeated="11"/>
          <table:table-cell table:formula="of:=([.M4]+[.M6]+[.M8]+[.M10]+[.M12]+[.M14]+[.M16]+[.M18]+[.M20]+[.M22]+[.M24]+[.M26]+[.M28]+[.M30])/14" office:value-type="float" office:value="0.679541530357143">
            <text:p>0.6795415304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phrasensuche nicht so gu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ftmals ergebnisse die nicht in kontext der suche passen weil name des caches geboostet wird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date-style style:name="N116">
      <number:day number:style="long"/>
      <number:text>. </number:text>
      <number:month number:textual="true"/>
    </number:date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9/24/2018</text:date>, <text:time>17:2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creation-date>2018-09-24T13:50:19.03</meta:creation-date>
    <meta:editing-cycles>7</meta:editing-cycles>
    <meta:editing-duration>PT3H23M21S</meta:editing-duration>
    <dc:date>2018-09-24T17:29:02.95</dc:date>
    <meta:document-statistic meta:table-count="1" meta:cell-count="340" meta:object-count="0"/>
  </office:meta>
</office:document-meta>
</file>